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O(1) space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只有小括号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变形 k sorted array, 有重复, 结果要去重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只是返回count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只能switch两个字母一次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put是cwd 和cd, output是之后的path</text:p>
          </table:table-cell>
          <table:table-cell office:value-type="string" calcext:value-type="string">
            <text:p>有些变形要求处理leading "/"的情况</text:p>
          </table:table-cell>
          <table:table-cell office:value-type="string" calcext:value-type="string">
            <text:p>input 是两个file path (originalPath, changePath) 输出 最后的path</text:p>
          </table:table-cell>
          <table:table-cell office:value-type="string" calcext:value-type="string">
            <text:p>给一个目前路径和一个cd命令, 求最终路径. 用栈做.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不需要evict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改成相邻元素可以一样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同时返回左右两边的view</text:p>
          </table:table-cell>
          <table:table-cell office:value-type="string" calcext:value-type="string">
            <text:p>One pass看到左右两边的view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没有括号的版本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 follow up</text:p>
          </table:table-cell>
          <table:table-cell office:value-type="string" calcext:value-type="string">
            <text:p>没有除法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inplace</text:p>
          </table:table-cell>
          <table:table-cell table:number-columns-repeated="3"/>
        </table:table-row>
        <table:table-row table:style-name="ro2"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要求stack, no stack两种写法都要会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5"/>
        </table:table-row>
        <table:table-row table:style-name="ro2"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没说是consecutive</text:p>
          </table:table-cell>
          <table:table-cell table:number-columns-repeated="3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5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5"/>
        </table:table-row>
        <table:table-row table:style-name="ro2"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找最大的target</text:p>
          </table:table-cell>
          <table:table-cell table:number-columns-repeated="3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5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/>
          <table:table-cell office:value-type="string" calcext:value-type="string">
            <text:p>可以改变顺序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5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5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5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llow up: how to detect invalid begin/end time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layerwise maximum of binary tree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687" calcext:value-type="float">
            <text:p>687</text:p>
          </table:table-cell>
          <table:table-cell/>
          <table:table-cell office:value-type="string" calcext:value-type="string">
            <text:p>没有要求值一样, 只用求最长的路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5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5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5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5"/>
        </table:table-row>
        <table:table-row table:style-name="ro1">
          <table:table-cell office:value-type="float" office:value="772" calcext:value-type="float">
            <text:p>772</text:p>
          </table:table-cell>
          <table:table-cell/>
          <table:table-cell office:value-type="string" calcext:value-type="string">
            <text:p>In follow up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5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5"/>
        </table:table-row>
        <table:table-row table:style-name="ro1">
          <table:table-cell table:style-name="ce3" office:value-type="float" office:value="921" calcext:value-type="float">
            <text:p>92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5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5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5"/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用hash map之后sort了一下level key, 天竺大叔点了一下, 你sort key的话最糟糕是n log n, 能不能优化, 我就说记录一下lvl 的max和 min, 之后再按照level loop一下, 应该可以做到O(n)</text:p>
          </table:table-cell>
          <table:table-cell table:number-columns-repeated="3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5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5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036" calcext:value-type="float">
            <text:p>1036</text:p>
          </table:table-cell>
          <table:table-cell/>
          <table:table-cell office:value-type="string" calcext:value-type="string">
            <text:p>Facebook-phonevideo-find-cheese</text:p>
          </table:table-cell>
          <table:table-cell table:number-columns-repeated="3"/>
        </table:table-row>
        <table:table-row table:style-name="ro2">
          <table:table-cell office:value-type="float" office:value="1047" calcext:value-type="float">
            <text:p>1047</text:p>
          </table:table-cell>
          <table:table-cell/>
          <table:table-cell office:value-type="string" calcext:value-type="string">
            <text:p>重复移除所有连续的duplicates(可以是&gt;= 2个duplicates), 直到不能再移除</text:p>
          </table:table-cell>
          <table:table-cell table:number-columns-repeated="3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5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5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5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5"/>
        </table:table-row>
        <table:table-row table:style-name="ro2">
          <table:table-cell table:style-name="ce3" office:value-type="float" office:value="1249" calcext:value-type="float">
            <text:p>12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不用stack怎么做</text:p>
          </table:table-cell>
          <table:table-cell office:value-type="string" calcext:value-type="string">
            <text:p>followup问怎么不用extra memory做(output string不算的话)</text:p>
          </table:table-cell>
          <table:table-cell table:number-columns-repeated="2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5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5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3"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3" office:value-type="float" office:value="1762" calcext:value-type="float">
            <text:p>176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5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number-columns-repeated="5"/>
        </table:table-row>
        <table:table-row table:style-name="ro1">
          <table:table-cell office:value-type="float" office:value="2193" calcext:value-type="float">
            <text:p>219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1树, 父母的值等于儿女的值的and, 给一个儿女的node, 要求将0变1, 1变0, 然后一直更新到root. </text:p>
          </table:table-cell>
          <table:table-cell/>
          <table:table-cell office:value-type="string" calcext:value-type="string">
            <text:p><text:a xlink:href="https://leetcode.com/discuss/interview-question/169334/facebook-phone-screen-sorted-iterator" xlink:type="simple">https://leetcode.com/discuss/interview-question/169334/facebook-phone-screen-sorted-iterator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um-number-of-overlapping-intervals</text:p>
          </table:table-cell>
          <table:table-cell/>
          <table:table-cell office:value-type="string" calcext:value-type="string">
            <text:p><text:a xlink:href="https://www.geeksforgeeks.org/maximum-number-of-overlapping-intervals/" xlink:type="simple">https://www.geeksforgeeks.org/maximum-number-of-overlapping-intervals/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ge 3 Sorted Array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leetcode.com/discuss/interview-question/568482/facebook-phone-merge-3-sorted-arrays" xlink:type="simple">https://leetcode.com/discuss/interview-question/568482/facebook-phone-merge-3-sorted-arrays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输入 linkedlist node 和 k, 从尾到头删除第k个node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 style:data-style-name="N2" text:time-value="12:07:44.5288153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20:45:38.332411298</meta:creation-date>
    <meta:generator>LibreOffice/6.4.7.2$Linux_X86_64 LibreOffice_project/40$Build-2</meta:generator>
    <dc:date>2022-03-11T23:04:17.001173988</dc:date>
    <meta:editing-duration>PT1H47M37S</meta:editing-duration>
    <meta:editing-cycles>23</meta:editing-cycles>
    <meta:document-statistic meta:table-count="1" meta:cell-count="164" meta:object-count="0"/>
  </office:meta>
</office:document-meta>
</file>